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6ba" officeooo:paragraph-rsid="001b96ba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b96ba" officeooo:paragraph-rsid="001b96ba" style:font-weight-asian="bold" style:font-weight-complex="bold"/>
    </style:style>
    <style:style style:name="P4" style:family="paragraph" style:parent-style-name="Standard">
      <style:text-properties fo:font-weight="bold" officeooo:rsid="001b96ba" officeooo:paragraph-rsid="001d1a01" style:font-weight-asian="bold" style:font-weight-complex="bold"/>
    </style:style>
    <style:style style:name="P5" style:family="paragraph" style:parent-style-name="Standard">
      <style:text-properties fo:font-weight="bold" officeooo:rsid="001d1a01" officeooo:paragraph-rsid="001d1a01" style:font-weight-asian="bold" style:font-weight-complex="bold"/>
    </style:style>
    <style:style style:name="P6" style:family="paragraph" style:parent-style-name="Standard">
      <style:text-properties fo:font-weight="bold" officeooo:rsid="001d6a9c" officeooo:paragraph-rsid="001d6a9c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rsid="001b96ba" officeooo:paragraph-rsid="001b96ba" style:font-weight-asian="normal" style:font-weight-complex="normal"/>
    </style:style>
    <style:style style:name="P9" style:family="paragraph" style:parent-style-name="Standard">
      <style:text-properties fo:font-weight="normal" officeooo:rsid="001b96ba" officeooo:paragraph-rsid="001d1a01" style:font-weight-asian="normal" style:font-weight-complex="normal"/>
    </style:style>
    <style:style style:name="P10" style:family="paragraph" style:parent-style-name="Standard">
      <style:text-properties fo:font-weight="normal" officeooo:rsid="001d1a01" officeooo:paragraph-rsid="001d1a01" style:font-weight-asian="normal" style:font-weight-complex="normal"/>
    </style:style>
    <style:style style:name="P11" style:family="paragraph" style:parent-style-name="Standard">
      <style:text-properties fo:font-weight="normal" officeooo:rsid="001d6a9c" officeooo:paragraph-rsid="001d6a9c" style:font-weight-asian="normal" style:font-weight-complex="normal"/>
    </style:style>
    <style:style style:name="P12" style:family="paragraph" style:parent-style-name="Standard">
      <style:text-properties officeooo:paragraph-rsid="001b96ba"/>
    </style:style>
    <style:style style:name="P13" style:family="paragraph" style:parent-style-name="Standard">
      <style:text-properties officeooo:paragraph-rsid="001d1a01"/>
    </style:style>
    <style:style style:name="P14" style:family="paragraph" style:parent-style-name="Standard">
      <style:text-properties officeooo:rsid="001d1a01" officeooo:paragraph-rsid="001d1a01"/>
    </style:style>
    <style:style style:name="T1" style:family="text">
      <style:text-properties officeooo:rsid="001b96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1a0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96ba" style:font-weight-asian="normal" style:font-weight-complex="normal"/>
    </style:style>
    <style:style style:name="T6" style:family="text">
      <style:text-properties fo:font-weight="normal" officeooo:rsid="001d1a0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sclaimer</text:p>
      <text:p text:style-name="P1">CSS, farver, fonte er kun sat på som test, for at se hvad der virker. Der er ikke brugt meget tid på det, kun så det er så funktionelt som muligt. </text:p>
      <text:p text:style-name="P1">Tastaturet der dukker op når man skal skrive noget er ikke altid synligt.</text:p>
      <text:p text:style-name="P1">Jeg har fokuseret på at få kerne features og auto login til at virke.</text:p>
      <text:p text:style-name="Standard"/>
      <text:p text:style-name="P2">Forord</text:p>
      <text:p text:style-name="P12">I vores familie har vi haft en online ga<text:span text:style-name="T1">v</text:span>eguide, hvor man kunne skrive <text:span text:style-name="T1">sine gave ønsker ind til jul og fødselsdag f.eks. Denne har jeg brugt som emne til at lave en app efter i stedet for udemy’s shop app. </text:span></text:p>
      <text:p text:style-name="Standard"/>
      <text:p text:style-name="Standard"><text:span text:style-name="T2">Authenticate</text:span></text:p>
      <text:p text:style-name="P7">Man kan logge ind med sit email og kodeord. Og derefter bliver man budt på en list af de andre brugere. <text:span text:style-name="T1">Listen af brugere bliver hentet hver gang man logger ind, men det er meningen at den skal gemmes på telefonen, så det går hurtigere ved næste login.</text:span></text:p>
      <text:p text:style-name="P7"/>
      <text:p text:style-name="P3">Main Screen</text:p>
      <text:p text:style-name="P8">I listen kan man vælge den person der har fødselsdag og se om vedkommende har nogle ønsker.</text:p>
      <text:p text:style-name="P11">Øverst er man selv. Derefter resten i alfabetisk orden.</text:p>
      <text:p text:style-name="P12"><text:span text:style-name="T5"/></text:p>
      <text:p text:style-name="P4">Martin</text:p>
      <text:p text:style-name="P9">Trykker man på sig selv, <text:span text:style-name="T3">navigererr man ind til siden, hvor </text:span>man kan <text:span text:style-name="T3">oprette,</text:span> opdatere og slette ønsker. </text:p>
      <text:p text:style-name="P9"/>
      <text:p text:style-name="P5">Se ønsker</text:p>
      <text:p text:style-name="P5">MotorCykel</text:p>
      <text:p text:style-name="P9"/>
      <text:p text:style-name="P10">Vi kan prøve at oprette et ønske.</text:p>
      <text:p text:style-name="P10"/>
      <text:p text:style-name="P5">Lav ønske</text:p>
      <text:p text:style-name="P10">To hunde</text:p>
      <text:p text:style-name="P10">1000</text:p>
      <text:p text:style-name="P10">De skal være små</text:p>
      <text:p text:style-name="P10">Link</text:p>
      <text:p text:style-name="P10">Link</text:p>
      <text:p text:style-name="P12"><text:span text:style-name="T5"/></text:p>
      <text:p text:style-name="P5"><text:span text:style-name="T1">O</text:span>pdatere</text:p>
      <text:p text:style-name="P14"><text:span text:style-name="T5">M</text:span><text:span text:style-name="T4">an kan opdatere</text:span></text:p>
      <text:p text:style-name="P14"><text:span text:style-name="T4"/></text:p>
      <text:p text:style-name="P5">Slette</text:p>
      <text:p text:style-name="P14"><text:span text:style-name="T4">og slette</text:span></text:p>
      <text:p text:style-name="P12"><text:span text:style-name="T5"/></text:p>
      <text:p text:style-name="P5"><text:span text:style-name="T1">P</text:span>eter</text:p>
      <text:p text:style-name="P12"><text:span text:style-name="T5">Vi prøver med </text:span><text:span text:style-name="T6">Peter</text:span><text:span text:style-name="T5">.</text:span></text:p>
      <text:p text:style-name="P12"><text:span text:style-name="T5"/></text:p>
      <text:p text:style-name="P13"><text:span text:style-name="T5">H</text:span><text:span text:style-name="T6">a</text:span><text:span text:style-name="T5">n ønsker sig e</text:span><text:span text:style-name="T6">t flygel</text:span><text:span text:style-name="T5">. </text:span></text:p>
      <text:p text:style-name="P13"><text:span text:style-name="T5"/></text:p>
      <text:p text:style-name="P13"><text:span text:style-name="T6">Som det kan ses </text:span><text:span text:style-name="T5">kan man også opdatere </text:span><text:span text:style-name="T6">og slette </text:span><text:span text:style-name="T5">andres ønsker, og det er måske ikke så </text:span><text:span text:style-name="T6">dum en feature, for min bedstemor er ikke så handy med apps, så det kunne bedstefar gøre for hende f.eks. </text:span></text:p>
      <text:p text:style-name="P8"/>
      <text:p text:style-name="P5">Færdig med app</text:p>
      <text:p text:style-name="P10">Luk ned</text:p>
      <text:p text:style-name="P10"><text:soft-page-break/></text:p>
      <text:p text:style-name="P6">Start op igen</text:p>
      <text:p text:style-name="P11">Man logger automatisk ind.</text:p>
      <text:p text:style-name="P11"/>
      <text:p text:style-name="P6">Log ud</text:p>
      <text:p text:style-name="P11">For logge helt ud skal man vælge logud</text:p>
      <text:p text:style-name="P11"/>
      <text:p text:style-name="P6">Login som Pet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20:36:34.270459753</meta:creation-date>
    <dc:date>2020-08-27T21:10:42.078258757</dc:date>
    <meta:editing-duration>PT1M47S</meta:editing-duration>
    <meta:editing-cycles>1</meta:editing-cycles>
    <meta:document-statistic meta:table-count="0" meta:image-count="0" meta:object-count="0" meta:page-count="2" meta:paragraph-count="37" meta:word-count="297" meta:character-count="1541" meta:non-whitespace-character-count="1276"/>
    <meta:generator>LibreOffice/6.4.5.2$Linux_X86_64 LibreOffice_project/40$Build-2</meta:generator>
  </office:meta>
</office:document-meta>
</file>